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19.489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office:value-type="string">
            <text:p>da 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office:value-type="string">
            <text:p>da 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5">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office:value-type="string">
            <text:p>Taylor, W. (1988). A flexible method to align large numbers of biological sequences. 28(1-2):161-169.</text:p>
          </table:table-cell>
        </table:table-row>
        <table:table-row table:style-name="ro3">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3">
          <table:table-cell office:value-type="float" office:value="22">
            <text:p>22</text:p>
          </table:table-cell>
          <table:table-cell table:style-name="Default" office:value-type="string">
            <text:p>da 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5">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office:value-type="float" office:value="25">
            <text:p>25</text:p>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row table:style-name="ro3">
          <table:table-cell office:value-type="float" office:value="26">
            <text:p>26</text:p>
          </table:table-cell>
          <table:table-cell office:value-type="string">
            <text:p>Wang, L. and Jiang, T. (1994). On the complexity of multiple sequence alignment. Journal of Computational Biology, 1(4):337-348.</text:p>
          </table:table-cell>
        </table:table-row>
        <table:table-row table:style-name="ro3">
          <table:table-cell office:value-type="float" office:value="27">
            <text:p>27</text:p>
          </table:table-cell>
          <table:table-cell table:style-name="Default" office:value-type="string">
            <text:p><text:a xlink:href="http://en.wikipedia.org/wiki/NP-complete">http://en.wikipedia.org/wiki/NP-complete</text:a> (download on 2014-03-06)</text:p>
          </table:table-cell>
        </table:table-row>
        <table:table-row table:style-name="ro4">
          <table:table-cell office:value-type="float" office:value="28">
            <text:p>28</text:p>
          </table:table-cell>
          <table:table-cell table:style-name="Default" office:value-type="string">
            <text:p>Darwin C. (1859) On the Origin of Species ISBN-13: 978-1853267802 Wordsworth Editions.</text:p>
          </table:table-cell>
        </table:table-row>
        <table:table-row table:style-name="ro4">
          <table:table-cell office:value-type="float" office:value="29">
            <text:p>29</text:p>
          </table:table-cell>
          <table:table-cell table:style-name="Default" office:value-type="string">
            <text:p>Needleman, S. B. and Wunsch, C. D. (1970). A general method applicable to the search for similarities in the amino acid sequence of two proteins. Journal of Molecular Biology, 48(3):443-453.</text:p>
          </table:table-cell>
        </table:table-row>
        <table:table-row table:style-name="ro4">
          <table:table-cell office:value-type="float" office:value="30">
            <text:p>30</text:p>
          </table:table-cell>
          <table:table-cell table:style-name="Default" office:value-type="string">
            <text:p>http://www.quretec.com/u/vilo/edu/2005-06/Text_Algorithms/index.cgi?f=L5_Edit&amp;p=NW&amp;d=next</text:p>
          </table:table-cell>
        </table:table-row>
        <table:table-row table:style-name="ro4">
          <table:table-cell office:value-type="float" office:value="31">
            <text:p>31</text:p>
          </table:table-cell>
          <table:table-cell table:style-name="Default" office:value-type="string">
            <text:p>http://en.wikipedia.org/wiki/File:PareoEfficientFrontier1024x1024.png</text:p>
          </table:table-cell>
        </table:table-row>
        <table:table-row table:style-name="ro5">
          <table:table-cell office:value-type="float" office:value="32">
            <text:p>32</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3">
          <table:table-cell office:value-type="float" office:value="33">
            <text:p>33</text:p>
          </table:table-cell>
          <table:table-cell table:style-name="Default" office:value-type="string">
            <text:p>Goldberg D. E. (1989) Gentic Algoritmms in Search, Optimization &amp; Machine Learning. Addison-Wesley. Massachusetts 0-201-15767-5</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1">11/03/2014</text:date>, <text:time>16:46: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3-11T16:46:38</dc:date>
    <dc:creator>David Morrisroe</dc:creator>
    <meta:editing-duration>P1DT22H52M15S</meta:editing-duration>
    <meta:editing-cycles>18</meta:editing-cycles>
    <meta:generator>OpenOffice/4.0.1$Linux OpenOffice.org_project/401m5$Build-9714</meta:generator>
    <meta:document-statistic meta:table-count="3" meta:cell-count="66" meta:object-count="0"/>
  </office:meta>
</office:document-meta>
</file>